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normal" style:text-blinking="false" fo:background-color="transparent"/>
    </style:style>
    <style:style style:name="P2" style:family="paragraph" style:parent-style-name="Text_20_body">
      <style:paragraph-properties fo:margin-top="0cm" fo:margin-bottom="0.282cm" fo:line-height="129%" style:writing-mode="lr-tb"/>
      <style:text-properties fo:font-variant="normal" fo:text-transform="none" fo:color="#000000" style:text-line-through-style="none" style:font-name="Calibri" fo:font-size="10.5pt" fo:font-style="normal" style:text-underline-style="none" fo:font-weight="bold" style:text-blinking="false" fo:background-color="transparen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roject name:Go-Safe</text:p>
      <text:p text:style-name="P2">Group members: Kodamasimham Aakash,Guda jagan mohan reddy,Koushik Andhavarapu,Karanam Rakesh,Keshowar Shivraj</text:p>
      <text:p text:style-name="P2"/>
      <text:p text:style-name="P2"><text:bookmark text:name="docs-internal-guid-8f02b778-a6fd-0686-d3bd-ae0004d4c09e"/>Nature of the Customer:</text:p>
      <text:p text:style-name="P1">Our project mainly focuses on the NIIT(NIIT University). This includes the teachers and students in the university. We have added the hyperlink that will direct to the website  NU MOODLE so, for the students can also apply for the gate pass as they book for the cab. They can register us from the NIIT mail account. The manager available at the Cab Managing side can also get the trust that no fault authentication is being used.Since this website is available online but it is only concentrated to the area neemrana itself.Not only the people related to niit university but also the people in neemrana can also book this cabs with their gmail account.The owner of the cabs is from neemrana so he may give his site details for booking with us in neemrana.The real customers are only the people mentioned above but it has more to come.so other places are also included in version 2.0 then customers from other places will be also interested.</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libri" svg:font-family="Calibri"/>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IN"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IN"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KOUSHIK </meta:initial-creator>
    <meta:creation-date>2016-11-27T23:44:17.50</meta:creation-date>
    <dc:date>2016-11-28T00:04:50.94</dc:date>
    <dc:creator>KOUSHIK </dc:creator>
    <meta:editing-duration>PT3M21S</meta:editing-duration>
    <meta:editing-cycles>2</meta:editing-cycles>
    <meta:generator>OpenOffice/4.1.2$Win32 OpenOffice.org_project/412m3$Build-9782</meta:generator>
    <meta:document-statistic meta:table-count="0" meta:image-count="0" meta:object-count="0" meta:page-count="1" meta:paragraph-count="5" meta:word-count="180" meta:character-count="1093"/>
  </office:meta>
</office:document-meta>
</file>